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2" style:family="paragraph">
      <style:paragraph-properties fo:break-before="page" fo:text-align="justify" fo:line-height="115%"/>
    </style:style>
    <style:style style:name="P2" style:parent-style-name="Normal" style:family="paragraph">
      <style:paragraph-properties fo:text-align="justify" fo:line-height="115%"/>
    </style:style>
    <style:style style:name="P3" style:parent-style-name="ListParagraph" style:list-style-name="LFO2" style:family="paragraph">
      <style:paragraph-properties fo:text-align="justify" fo:line-height="115%"/>
    </style:style>
    <style:style style:name="P4" style:parent-style-name="Normal" style:family="paragraph">
      <style:paragraph-properties fo:text-align="justify" fo:line-height="115%"/>
    </style:style>
    <style:style style:name="P5" style:parent-style-name="ListParagraph" style:list-style-name="LFO2" style:family="paragraph">
      <style:paragraph-properties fo:text-align="justify" fo:line-height="115%"/>
    </style:style>
  </office:automatic-styles>
  <office:body>
    <office:text text:use-soft-page-breaks="true">
      <text:list text:style-name="LFO2" text:continue-numbering="true">
        <text:list-item>
          <text:p text:style-name="P1">Katsottiin viittasiko eri fly ja fly2 samaan merkkijono-instanssiin ja kyllä viittasi. Sama tehtiin<text:s/><text:s text:c="2"/>weight ja weight2 ja lopputulos oli sama. Vikana katottiin<text:s/>distinctString, joka ei viitannut samaan instanssiin. Lopussa nähtiin kuinka luoda/palauttaa Flyweight metodilla Intern.</text:p>
        </text:list-item>
      </text:list>
      <text:p text:style-name="P2"/>
      <text:list text:style-name="LFO2" text:continue-numbering="true">
        <text:list-item>
          <text:p text:style-name="P3">Luotiin kaksi eri<text:s/>paneelia joille,<text:s/>jotka jakoivat viistereunat.<text:s/>Vaikka muokkasi laatikoiden kokoa niiden sijainti ei koskaan muuttunut.</text:p>
        </text:list-item>
      </text:list>
      <text:p text:style-name="P4"/>
      <text:list text:style-name="LFO2" text:continue-numbering="true">
        <text:list-item>
          <text:p text:style-name="P5">en saanut esimerkkiä toimimaa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fi" fo:country="FI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ias Lindblom</meta:initial-creator>
    <dc:creator>Matias Lindblom</dc:creator>
    <meta:creation-date>2022-11-14T20:31:00Z</meta:creation-date>
    <dc:date>2022-11-14T20:53:00Z</dc:date>
    <meta:template xlink:href="Normal.dotm" xlink:type="simple"/>
    <meta:editing-cycles>1</meta:editing-cycles>
    <meta:editing-duration>PT1320S</meta:editing-duration>
    <meta:document-statistic meta:page-count="1" meta:paragraph-count="1" meta:word-count="67" meta:character-count="451" meta:row-count="3" meta:non-whitespace-character-count="385"/>
  </office:meta>
</office:document-meta>
</file>